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18600" officeooo:paragraph-rsid="00118600"/>
    </style:style>
    <style:style style:name="P2" style:family="paragraph" style:parent-style-name="Standard">
      <style:text-properties officeooo:rsid="0012819b" officeooo:paragraph-rsid="0012819b"/>
    </style:style>
    <style:style style:name="P3" style:family="paragraph" style:parent-style-name="Standard">
      <style:text-properties officeooo:rsid="00132728" officeooo:paragraph-rsid="00132728"/>
    </style:style>
    <style:style style:name="P4" style:family="paragraph" style:parent-style-name="Standard">
      <style:text-properties officeooo:rsid="0014ec12" officeooo:paragraph-rsid="0014ec12"/>
    </style:style>
    <style:style style:name="P5" style:family="paragraph" style:parent-style-name="Standard">
      <style:text-properties officeooo:rsid="00159f20" officeooo:paragraph-rsid="00159f20"/>
    </style:style>
    <style:style style:name="P6" style:family="paragraph" style:parent-style-name="Standard">
      <style:text-properties officeooo:rsid="00178401" officeooo:paragraph-rsid="00178401"/>
    </style:style>
    <style:style style:name="P7" style:family="paragraph" style:parent-style-name="Standard">
      <style:text-properties officeooo:rsid="0018463e" officeooo:paragraph-rsid="0018463e"/>
    </style:style>
    <style:style style:name="P8" style:family="paragraph" style:parent-style-name="Standard">
      <style:text-properties officeooo:rsid="0018a3b4" officeooo:paragraph-rsid="0018a3b4"/>
    </style:style>
    <style:style style:name="P9" style:family="paragraph" style:parent-style-name="Standard">
      <style:text-properties officeooo:rsid="0019bd0e" officeooo:paragraph-rsid="0019bd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 if es una estructura que nos permite la selección entre dos posibles cursos de accion, en base a la verdad o falsedad de una expresión que escribimos en forma de “condición lógica”</text:p>
      <text:p text:style-name="P1"/>
      <text:p text:style-name="P1">if(una o más condiciones){</text:p>
      <text:p text:style-name="P1">//cosas</text:p>
      <text:p text:style-name="P1">}</text:p>
      <text:p text:style-name="P1">else{</text:p>
      <text:p text:style-name="P1">//Sentencia si la condición de antes es falsa</text:p>
      <text:p text:style-name="P1">}</text:p>
      <text:p text:style-name="P1"/>
      <text:p text:style-name="P1">estructuras completas por tener ambas, es incompleta cuando no tiene else. No puede existir un else sin un if.</text:p>
      <text:p text:style-name="P1"/>
      <text:p text:style-name="P1">Operadores</text:p>
      <text:p text:style-name="P1">&lt; → menor</text:p>
      <text:p text:style-name="P1">&gt; → mayor</text:p>
      <text:p text:style-name="P1">&lt;= → menor igual</text:p>
      <text:p text:style-name="P1">&gt;= → mayor igual</text:p>
      <text:p text:style-name="P1">== → igual</text:p>
      <text:p text:style-name="P1">!= → distinto de</text:p>
      <text:p text:style-name="P1"/>
      <text:p text:style-name="P1">el “=” es asignacion.</text:p>
      <text:p text:style-name="P1"/>
      <text:p text:style-name="P1">if(var&gt;10)</text:p>
      <text:p text:style-name="P1"><text:tab/>band = 1;</text:p>
      <text:p text:style-name="P1">else</text:p>
      <text:p text:style-name="P1"><text:tab/>band=0;</text:p>
      <text:p text:style-name="P1"/>
      <text:p text:style-name="P1">(var &gt; 10) ? 1 : 0;</text:p>
      <text:p text:style-name="P1"/>
      <text:p text:style-name="P2">band = (var &gt; 10)</text:p>
      <text:p text:style-name="P2"/>
      <text:p text:style-name="P2">if(n1&gt;=n2)</text:p>
      <text:p text:style-name="P2"><text:tab/><text:tab/>if(n1==n2)</text:p>
      <text:p text:style-name="P2"><text:tab/><text:tab/><text:tab/>resu=1;</text:p>
      <text:p text:style-name="P2"><text:tab/></text:p>
      <text:p text:style-name="P2">else</text:p>
      <text:p text:style-name="P2"><text:tab/>resu = 2;</text:p>
      <text:p text:style-name="P2"/>
      <text:p text:style-name="P3">El segundo if encuentra el único else ahí. El primero se queda sin if.</text:p>
      <text:p text:style-name="P3"/>
      <text:p text:style-name="P3">Solución a este problema:</text:p>
      <text:p text:style-name="P3"/>
      <text:p text:style-name="P3">if(n1&gt;=n2){</text:p>
      <text:p text:style-name="P3"><text:tab/>if(n1==n2)</text:p>
      <text:p text:style-name="P3"><text:tab/><text:tab/>resu=1;</text:p>
      <text:p text:style-name="P3">}</text:p>
      <text:p text:style-name="P3">else</text:p>
      <text:p text:style-name="P3"><text:tab/>resu = 2;</text:p>
      <text:p text:style-name="P2"><text:soft-page-break/></text:p>
      <text:p text:style-name="P1"/>
      <text:p text:style-name="P1"/>
      <text:p text:style-name="P3">Errores de ejecución, sintaxis, formales (formato)</text:p>
      <text:p text:style-name="P3"/>
      <text:p text:style-name="P4">Si tenemos N entradas, tenemos N-1 condicionales anidados y un else.</text:p>
      <text:p text:style-name="P4"/>
      <text:p text:style-name="P4">Condiciones exclusivas → Si una excluye a la otra, si una es la opuesta de la otra.</text:p>
      <text:p text:style-name="P4"/>
      <text:p text:style-name="P4">Condición inclusiva → Si no necesariamente son excluyentes una de la otra.</text:p>
      <text:p text:style-name="P4"/>
      <text:p text:style-name="P5">Operadores lógicos</text:p>
      <text:p text:style-name="P5"/>
      <text:p text:style-name="P5">&amp;&amp; Y (AND) Conjunción Lógica</text:p>
      <text:p text:style-name="P5">|| O (OR) Disyunción Lógica</text:p>
      <text:p text:style-name="P5">! NO (NOT) Negación Lógica</text:p>
      <text:p text:style-name="P5"/>
      <text:p text:style-name="P5">10&gt;6 &amp;&amp; !(6&lt;4) || 4 &gt; 3</text:p>
      <text:p text:style-name="P5"/>
      <text:p text:style-name="P5">T &amp;&amp; T || T</text:p>
      <text:p text:style-name="P5">T || T</text:p>
      <text:p text:style-name="P5">T</text:p>
      <text:p text:style-name="P4"/>
      <text:p text:style-name="P4"/>
      <text:p text:style-name="P4"/>
      <text:p text:style-name="P6">Estructura de Iteración Indefinida o Condicional (While / Do While)</text:p>
      <text:p text:style-name="P6"/>
      <text:p text:style-name="P6">Repeticiones. Condicionados a que mientras se cumpla una condición, siempre va a ser verdadero</text:p>
      <text:p text:style-name="P6"/>
      <text:p text:style-name="P6">Contador: Variable entera que sirve para contar la ocurrencia de un suceso. Se incrementa de 1 en 1 aunque podría optarse por un valor de incremento diferente. Requiere ser inicializada, generalmente en 0. Si no se hace, parte de lo que haya en la basura.</text:p>
      <text:p text:style-name="P6"/>
      <text:p text:style-name="P6">Acumulador:</text:p>
      <text:p text:style-name="P6">Es una variable numérica que permite ir acumulando operaciones.</text:p>
      <text:p text:style-name="P6">Se inicializa en el neutro de la operación que se desea acumular (iguales consideracione que para contadores)</text:p>
      <text:p text:style-name="P6">0 si se trata de suma, 1 si es de producto.</text:p>
      <text:p text:style-name="P6"/>
      <text:p text:style-name="P6">Condición Lógica</text:p>
      <text:p text:style-name="P6"/>
      <text:p text:style-name="P6">Sentencia secuencial</text:p>
      <text:p text:style-name="P6">Sentencia de selección</text:p>
      <text:p text:style-name="P6">Sentencias de iteración</text:p>
      <text:p text:style-name="P6"/>
      <text:p text:style-name="P6">while () {</text:p>
      <text:p text:style-name="P6"/>
      <text:p text:style-name="P6">}</text:p>
      <text:p text:style-name="P6"/>
      <text:p text:style-name="P7"><text:soft-page-break/>se ejecuta de 0 a N veces.</text:p>
      <text:p text:style-name="P7"/>
      <text:p text:style-name="P7">Dos ordenes de lectura.</text:p>
      <text:p text:style-name="P7"/>
      <text:p text:style-name="P7">int edad = 0;</text:p>
      <text:p text:style-name="P7">int sum = 0;</text:p>
      <text:p text:style-name="P7">int cont = 0;</text:p>
      <text:p text:style-name="P7">printf(“Ingrese la edad: ”);</text:p>
      <text:p text:style-name="P7">scanf(“%d”,&amp;edad);</text:p>
      <text:p text:style-name="P7">while(edad&gt;0){</text:p>
      <text:p text:style-name="P7"><text:tab/>suma+=edad;</text:p>
      <text:p text:style-name="P7"><text:tab/>cont++;</text:p>
      <text:p text:style-name="P7"><text:tab/>printf(“Ingrese otra edad: “);</text:p>
      <text:p text:style-name="P7"><text:tab/>scanf(“%d”,&amp;edad);</text:p>
      <text:p text:style-name="P7">}</text:p>
      <text:p text:style-name="P7"/>
      <text:p text:style-name="P7">printf(“El promedio de edad es: %d”,suma/cont);</text:p>
      <text:p text:style-name="P7"/>
      <text:p text:style-name="P7">// Otro ejemplo</text:p>
      <text:p text:style-name="P7"/>
      <text:p text:style-name="P7">cont = 0;</text:p>
      <text:p text:style-name="P7">while(cont&lt;10){</text:p>
      <text:p text:style-name="P7"><text:tab/>scanf(“%d”,&amp;edad);</text:p>
      <text:p text:style-name="P7"><text:tab/>suma+=edad;</text:p>
      <text:p text:style-name="P7"><text:tab/>cnt++;</text:p>
      <text:p text:style-name="P7">}</text:p>
      <text:p text:style-name="P7"/>
      <text:p text:style-name="P8">do{</text:p>
      <text:p text:style-name="P8">//cosas</text:p>
      <text:p text:style-name="P8">}while(condicion)</text:p>
      <text:p text:style-name="P8"/>
      <text:p text:style-name="P9">Se ejecutarán tanto while como do while mientras la condición se cumpl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6T08:29:57.216858165</meta:creation-date>
    <dc:date>2026-04-16T11:48:35.319548413</dc:date>
    <meta:editing-duration>PT33M17S</meta:editing-duration>
    <meta:editing-cycles>4</meta:editing-cycles>
    <meta:generator>LibreOffice/26.2.2.2$Linux_X86_64 LibreOffice_project/620$Build-2</meta:generator>
    <meta:document-statistic meta:table-count="0" meta:image-count="0" meta:object-count="0" meta:page-count="3" meta:paragraph-count="86" meta:word-count="414" meta:character-count="2332" meta:non-whitespace-character-count="1983"/>
  </office:meta>
</office:document-meta>
</file>